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cm" fo:min-width="0.15cm"/>
    </style:style>
    <style:style style:name="gr3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0.55cm" fo:min-width="0.4cm"/>
    </style:style>
    <style:style style:name="gr5" style:family="graphic" style:parent-style-name="standard">
      <style:graphic-properties draw:stroke="none" svg:stroke-color="#000000" draw:fill="none" draw:fill-color="#ffffff" fo:min-height="5.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4.75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3.4cm" svg:height="1.673cm" svg:x="3.2cm" svg:y="2cm">
          <draw:text-box>
            <text:p>Fluxo de desenvolvimento sistema aeroporto</text:p>
          </draw:text-box>
        </draw:frame>
        <draw:custom-shape draw:style-name="gr2" draw:text-style-name="P2" draw:layer="layout" svg:width="1.3cm" svg:height="1.2cm" svg:x="9.1cm" svg:y="3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1" draw:layer="layout" svg:width="4.3cm" svg:height="1.1cm" svg:x="1.4cm" svg:y="5.4cm">
          <draw:text-box>
            <text:p>Main.py</text:p>
          </draw:text-box>
        </draw:frame>
        <draw:custom-shape draw:style-name="gr4" draw:text-style-name="P2" draw:layer="layout" svg:width="0.9cm" svg:height="0.8cm" svg:x="2.6cm" svg:y="6.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5" draw:text-style-name="P1" draw:layer="layout" svg:width="13.7cm" svg:height="5.9cm" svg:x="4cm" svg:y="6.9cm">
          <draw:text-box>
            <text:p><text:span text:style-name="T1">Definir quem fez a corrida.</text:span></text:p>
            <text:p><text:span text:style-name="T1">Qual a última parte diária cadastrada</text:span></text:p>
            <text:p><text:span text:style-name="T1">Definir tela de apresentação para usuário</text:span></text:p>
            <text:p><text:span text:style-name="T1">Verificar requisição de alguma API se precisar</text:span></text:p>
            <text:p><text:span text:style-name="T1">Cadastrar Associado e Motoristas de acordo com nome/ número e associação </text:span></text:p>
          </draw:text-box>
        </draw:frame>
        <draw:frame draw:style-name="gr6" draw:text-style-name="P1" draw:layer="layout" svg:width="13.7cm" svg:height="1.673cm" svg:x="1.6cm" svg:y="10.9cm">
          <draw:text-box>
            <text:p>Banco de dados sobre valores das corridas.</text:p>
            <text:p>valores_tabela.py</text:p>
          </draw:text-box>
        </draw:frame>
        <draw:custom-shape draw:style-name="gr4" draw:text-style-name="P2" draw:layer="layout" svg:width="0.9cm" svg:height="0.8cm" svg:x="2.9cm" svg:y="12.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7" draw:text-style-name="P1" draw:layer="layout" svg:width="13.3cm" svg:height="5cm" svg:x="4.3cm" svg:y="13.1cm">
          <draw:text-box>
            <text:p><text:span text:style-name="T2">Criar um banco de dados .json para as corridas com preços tabelados.</text:span></text:p>
            <text:p><text:span text:style-name="T2">Plotar esses preços de acordo com a corrida que for escrit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6:53:05.068855885</meta:creation-date>
    <dc:date>2020-08-25T17:40:25.965545992</dc:date>
    <meta:editing-duration>PT37M10S</meta:editing-duration>
    <meta:editing-cycles>1</meta:editing-cycles>
    <meta:document-statistic meta:object-count="8"/>
    <meta:generator>LibreOffice/6.4.5.2$Linux_X86_64 LibreOffice_project/40$Build-2</meta:generator>
  </office:meta>
</office:document-meta>
</file>